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5.03766666666667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5.67266666666667cm"/>
    </style:style>
    <style:style style:name="co5" style:family="table-column">
      <style:table-column-properties fo:break-before="auto" style:column-width="5.43983333333333cm"/>
    </style:style>
    <style:style style:name="co6" style:family="table-column">
      <style:table-column-properties fo:break-before="auto" style:column-width="4.93183333333333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4.86833333333333cm"/>
    </style:style>
    <style:style style:name="co9" style:family="table-column">
      <style:table-column-properties fo:break-before="auto" style:column-width="1.862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4.80483333333333cm"/>
    </style:style>
    <style:style style:name="co12" style:family="table-column">
      <style:table-column-properties fo:break-before="auto" style:column-width="4.55083333333333cm"/>
    </style:style>
    <style:style style:name="co13" style:family="table-column">
      <style:table-column-properties fo:break-before="auto" style:column-width="5.41866666666667cm"/>
    </style:style>
    <style:style style:name="co14" style:family="table-column">
      <style:table-column-properties fo:break-before="auto" style:column-width="5.73616666666667cm"/>
    </style:style>
    <style:style style:name="co15" style:family="table-column">
      <style:table-column-properties fo:break-before="auto" style:column-width="6.604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D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2</text:p>
          </table:table-cell>
          <table:table-cell office:value-type="float" office:value="42727" table:style-name="ce3">
            <text:p>42.727</text:p>
          </table:table-cell>
          <table:table-cell office:value-type="float" office:value="55113" table:style-name="ce3">
            <text:p>55.113</text:p>
          </table:table-cell>
          <table:table-cell office:value-type="float" office:value="38483" table:style-name="ce4">
            <text:p>38.483</text:p>
          </table:table-cell>
          <table:table-cell office:value-type="float" office:value="42727" table:style-name="ce3">
            <text:p>42.727</text:p>
          </table:table-cell>
          <table:table-cell office:value-type="float" office:value="28142" table:style-name="ce3">
            <text:p>28.142</text:p>
          </table:table-cell>
          <table:table-cell office:value-type="float" office:value="33139" table:style-name="ce3">
            <text:p>33.139</text:p>
          </table:table-cell>
          <table:table-cell office:value-type="float" office:value="-59094" table:style-name="ce4">
            <text:p>-59.094</text:p>
          </table:table-cell>
          <table:table-cell office:value-type="float" office:value="70649" table:style-name="ce4">
            <text:p>70.6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3</text:p>
          </table:table-cell>
          <table:table-cell office:value-type="float" office:value="42727" table:style-name="ce3">
            <text:p>42.727</text:p>
          </table:table-cell>
          <table:table-cell office:value-type="float" office:value="55113" table:style-name="ce3">
            <text:p>55.113</text:p>
          </table:table-cell>
          <table:table-cell office:value-type="float" office:value="38483" table:style-name="ce4">
            <text:p>38.483</text:p>
          </table:table-cell>
          <table:table-cell office:value-type="float" office:value="42727" table:style-name="ce3">
            <text:p>42.727</text:p>
          </table:table-cell>
          <table:table-cell office:value-type="float" office:value="28142" table:style-name="ce3">
            <text:p>28.142</text:p>
          </table:table-cell>
          <table:table-cell office:value-type="float" office:value="33139" table:style-name="ce3">
            <text:p>33.139</text:p>
          </table:table-cell>
          <table:table-cell office:value-type="float" office:value="-59094" table:style-name="ce4">
            <text:p>-59.094</text:p>
          </table:table-cell>
          <table:table-cell office:value-type="float" office:value="70649" table:style-name="ce4">
            <text:p>70.6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1</text:p>
          </table:table-cell>
          <table:table-cell office:value-type="float" office:value="-79032" table:style-name="ce4">
            <text:p>-79.032</text:p>
          </table:table-cell>
          <table:table-cell office:value-type="float" office:value="87704" table:style-name="ce3">
            <text:p>87.704</text:p>
          </table:table-cell>
          <table:table-cell office:value-type="float" office:value="97103" table:style-name="ce4">
            <text:p>97.103</text:p>
          </table:table-cell>
          <table:table-cell office:value-type="float" office:value="-79032" table:style-name="ce4">
            <text:p>-79.032</text:p>
          </table:table-cell>
          <table:table-cell office:value-type="float" office:value="88787" table:style-name="ce3">
            <text:p>88.787</text:p>
          </table:table-cell>
          <table:table-cell office:value-type="float" office:value="92915" table:style-name="ce3">
            <text:p>92.915</text:p>
          </table:table-cell>
          <table:table-cell office:value-type="float" office:value="71049" table:style-name="ce4">
            <text:p>71.049</text:p>
          </table:table-cell>
          <table:table-cell office:value-type="float" office:value="46486" table:style-name="ce4">
            <text:p>46.4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2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1</text:p>
          </table:table-cell>
          <table:table-cell office:value-type="float" office:value="-417857" table:style-name="ce4">
            <text:p>-417.857</text:p>
          </table:table-cell>
          <table:table-cell office:value-type="float" office:value="99444" table:style-name="ce3">
            <text:p>99.444</text:p>
          </table:table-cell>
          <table:table-cell office:value-type="float" office:value="92773" table:style-name="ce4">
            <text:p>92.773</text:p>
          </table:table-cell>
          <table:table-cell office:value-type="float" office:value="-417857" table:style-name="ce4">
            <text:p>-417.857</text:p>
          </table:table-cell>
          <table:table-cell office:value-type="float" office:value="90814" table:style-name="ce3">
            <text:p>90.814</text:p>
          </table:table-cell>
          <table:table-cell office:value-type="float" office:value="89800" table:style-name="ce3">
            <text:p>89.800</text:p>
          </table:table-cell>
          <table:table-cell office:value-type="float" office:value="83837" table:style-name="ce4">
            <text:p>83.837</text:p>
          </table:table-cell>
          <table:table-cell office:value-type="float" office:value="48794" table:style-name="ce4">
            <text:p>48.7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2</text:p>
          </table:table-cell>
          <table:table-cell office:value-type="float" office:value="-881250" table:style-name="ce3">
            <text:p>-881.250</text:p>
          </table:table-cell>
          <table:table-cell office:value-type="float" office:value="-76961" table:style-name="ce3">
            <text:p>-76.961</text:p>
          </table:table-cell>
          <table:table-cell office:value-type="float" office:value="-98056" table:style-name="ce4">
            <text:p>-98.056</text:p>
          </table:table-cell>
          <table:table-cell office:value-type="float" office:value="-881250" table:style-name="ce4">
            <text:p>-881.250</text:p>
          </table:table-cell>
          <table:table-cell office:value-type="float" office:value="-11854" table:style-name="ce3">
            <text:p>-11.854</text:p>
          </table:table-cell>
          <table:table-cell office:value-type="float" office:value="-5400" table:style-name="ce3">
            <text:p>-5.400</text:p>
          </table:table-cell>
          <table:table-cell office:value-type="float" office:value="-4822" table:style-name="ce4">
            <text:p>-4.822</text:p>
          </table:table-cell>
          <table:table-cell office:value-type="float" office:value="-92074" table:style-name="ce4">
            <text:p>-92.0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1</text:p>
          </table:table-cell>
          <table:table-cell office:value-type="float" office:value="-308824" table:style-name="ce4">
            <text:p>-308.824</text:p>
          </table:table-cell>
          <table:table-cell office:value-type="float" office:value="79413" table:style-name="ce3">
            <text:p>79.413</text:p>
          </table:table-cell>
          <table:table-cell office:value-type="float" office:value="80189" table:style-name="ce4">
            <text:p>80.189</text:p>
          </table:table-cell>
          <table:table-cell office:value-type="float" office:value="-308824" table:style-name="ce4">
            <text:p>-308.824</text:p>
          </table:table-cell>
          <table:table-cell office:value-type="float" office:value="48349" table:style-name="ce3">
            <text:p>48.349</text:p>
          </table:table-cell>
          <table:table-cell office:value-type="float" office:value="62766" table:style-name="ce3">
            <text:p>62.766</text:p>
          </table:table-cell>
          <table:table-cell office:value-type="float" office:value="68420" table:style-name="ce4">
            <text:p>68.420</text:p>
          </table:table-cell>
          <table:table-cell office:value-type="float" office:value="91897" table:style-name="ce4">
            <text:p>91.8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2</text:p>
          </table:table-cell>
          <table:table-cell office:value-type="float" office:value="-232500" table:style-name="ce3">
            <text:p>-232.500</text:p>
          </table:table-cell>
          <table:table-cell office:value-type="float" office:value="-45346" table:style-name="ce3">
            <text:p>-45.346</text:p>
          </table:table-cell>
          <table:table-cell office:value-type="float" office:value="-14302" table:style-name="ce4">
            <text:p>-14.302</text:p>
          </table:table-cell>
          <table:table-cell office:value-type="float" office:value="-232500" table:style-name="ce3">
            <text:p>-232.500</text:p>
          </table:table-cell>
          <table:table-cell office:value-type="float" office:value="-14158" table:style-name="ce3">
            <text:p>-14.158</text:p>
          </table:table-cell>
          <table:table-cell office:value-type="float" office:value="-36199" table:style-name="ce3">
            <text:p>-36.199</text:p>
          </table:table-cell>
          <table:table-cell office:value-type="float" office:value="-32477" table:style-name="ce4">
            <text:p>-32.477</text:p>
          </table:table-cell>
          <table:table-cell office:value-type="float" office:value="17637" table:style-name="ce4">
            <text:p>17.6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3</text:p>
          </table:table-cell>
          <table:table-cell office:value-type="float" office:value="-1163" table:style-name="ce3">
            <text:p>-1.163</text:p>
          </table:table-cell>
          <table:table-cell office:value-type="float" office:value="46771" table:style-name="ce3">
            <text:p>46.771</text:p>
          </table:table-cell>
          <table:table-cell office:value-type="float" office:value="67797" table:style-name="ce4">
            <text:p>67.797</text:p>
          </table:table-cell>
          <table:table-cell office:value-type="float" office:value="-1163" table:style-name="ce3">
            <text:p>-1.163</text:p>
          </table:table-cell>
          <table:table-cell office:value-type="float" office:value="46585" table:style-name="ce3">
            <text:p>46.585</text:p>
          </table:table-cell>
          <table:table-cell office:value-type="float" office:value="73923" table:style-name="ce3">
            <text:p>73.923</text:p>
          </table:table-cell>
          <table:table-cell office:value-type="float" office:value="69497" table:style-name="ce4">
            <text:p>69.497</text:p>
          </table:table-cell>
          <table:table-cell office:value-type="float" office:value="66197" table:style-name="ce4">
            <text:p>66.1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1</text:p>
          </table:table-cell>
          <table:table-cell office:value-type="float" office:value="-465385" table:style-name="ce3">
            <text:p>-465.385</text:p>
          </table:table-cell>
          <table:table-cell office:value-type="float" office:value="-102070" table:style-name="ce3">
            <text:p>-102.070</text:p>
          </table:table-cell>
          <table:table-cell office:value-type="float" office:value="-106763" table:style-name="ce4">
            <text:p>-106.763</text:p>
          </table:table-cell>
          <table:table-cell office:value-type="float" office:value="-465385" table:style-name="ce3">
            <text:p>-465.385</text:p>
          </table:table-cell>
          <table:table-cell office:value-type="float" office:value="-37118" table:style-name="ce3">
            <text:p>-37.118</text:p>
          </table:table-cell>
          <table:table-cell office:value-type="float" office:value="-84010" table:style-name="ce3">
            <text:p>-84.010</text:p>
          </table:table-cell>
          <table:table-cell office:value-type="float" office:value="37918" table:style-name="ce4">
            <text:p>37.918</text:p>
          </table:table-cell>
          <table:table-cell office:value-type="float" office:value="-68950" table:style-name="ce4">
            <text:p>-68.9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2</text:p>
          </table:table-cell>
          <table:table-cell office:value-type="float" office:value="23469" table:style-name="ce3">
            <text:p>23.469</text:p>
          </table:table-cell>
          <table:table-cell office:value-type="float" office:value="41993" table:style-name="ce3">
            <text:p>41.993</text:p>
          </table:table-cell>
          <table:table-cell office:value-type="float" office:value="56258" table:style-name="ce4">
            <text:p>56.258</text:p>
          </table:table-cell>
          <table:table-cell office:value-type="float" office:value="23469" table:style-name="ce3">
            <text:p>23.469</text:p>
          </table:table-cell>
          <table:table-cell office:value-type="float" office:value="75890" table:style-name="ce3">
            <text:p>75.890</text:p>
          </table:table-cell>
          <table:table-cell office:value-type="float" office:value="92988" table:style-name="ce3">
            <text:p>92.988</text:p>
          </table:table-cell>
          <table:table-cell office:value-type="float" office:value="74192" table:style-name="ce4">
            <text:p>74.192</text:p>
          </table:table-cell>
          <table:table-cell office:value-type="float" office:value="61078" table:style-name="ce4">
            <text:p>61.0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1</text:p>
          </table:table-cell>
          <table:table-cell office:value-type="float" office:value="-40278" table:style-name="ce3">
            <text:p>-40.278</text:p>
          </table:table-cell>
          <table:table-cell office:value-type="float" office:value="83082" table:style-name="ce3">
            <text:p>83.082</text:p>
          </table:table-cell>
          <table:table-cell office:value-type="float" office:value="70933" table:style-name="ce4">
            <text:p>70.933</text:p>
          </table:table-cell>
          <table:table-cell office:value-type="float" office:value="-40278" table:style-name="ce3">
            <text:p>-40.278</text:p>
          </table:table-cell>
          <table:table-cell office:value-type="float" office:value="97421" table:style-name="ce3">
            <text:p>97.421</text:p>
          </table:table-cell>
          <table:table-cell office:value-type="float" office:value="99288" table:style-name="ce3">
            <text:p>99.288</text:p>
          </table:table-cell>
          <table:table-cell office:value-type="float" office:value="-5246" table:style-name="ce4">
            <text:p>-5.246</text:p>
          </table:table-cell>
          <table:table-cell office:value-type="float" office:value="67821" table:style-name="ce4">
            <text:p>67.8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2</text:p>
          </table:table-cell>
          <table:table-cell office:value-type="float" office:value="-54412" table:style-name="ce3">
            <text:p>-54.412</text:p>
          </table:table-cell>
          <table:table-cell office:value-type="float" office:value="35773" table:style-name="ce3">
            <text:p>35.773</text:p>
          </table:table-cell>
          <table:table-cell office:value-type="float" office:value="45750" table:style-name="ce4">
            <text:p>45.750</text:p>
          </table:table-cell>
          <table:table-cell office:value-type="float" office:value="-54412" table:style-name="ce3">
            <text:p>-54.412</text:p>
          </table:table-cell>
          <table:table-cell office:value-type="float" office:value="49914" table:style-name="ce3">
            <text:p>49.914</text:p>
          </table:table-cell>
          <table:table-cell office:value-type="float" office:value="55471" table:style-name="ce3">
            <text:p>55.471</text:p>
          </table:table-cell>
          <table:table-cell office:value-type="float" office:value="98615" table:style-name="ce4">
            <text:p>98.615</text:p>
          </table:table-cell>
          <table:table-cell office:value-type="float" office:value="42926" table:style-name="ce4">
            <text:p>42.9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3</text:p>
          </table:table-cell>
          <table:table-cell office:value-type="float" office:value="45536" table:style-name="ce3">
            <text:p>45.536</text:p>
          </table:table-cell>
          <table:table-cell office:value-type="float" office:value="81333" table:style-name="ce3">
            <text:p>81.333</text:p>
          </table:table-cell>
          <table:table-cell office:value-type="float" office:value="80221" table:style-name="ce4">
            <text:p>80.221</text:p>
          </table:table-cell>
          <table:table-cell office:value-type="float" office:value="45536" table:style-name="ce3">
            <text:p>45.536</text:p>
          </table:table-cell>
          <table:table-cell office:value-type="float" office:value="90642" table:style-name="ce3">
            <text:p>90.642</text:p>
          </table:table-cell>
          <table:table-cell office:value-type="float" office:value="79485" table:style-name="ce3">
            <text:p>79.485</text:p>
          </table:table-cell>
          <table:table-cell office:value-type="float" office:value="57059" table:style-name="ce4">
            <text:p>57.059</text:p>
          </table:table-cell>
          <table:table-cell office:value-type="float" office:value="87327" table:style-name="ce4">
            <text:p>87.3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1</text:p>
          </table:table-cell>
          <table:table-cell office:value-type="float" office:value="30392" table:style-name="ce3">
            <text:p>30.392</text:p>
          </table:table-cell>
          <table:table-cell office:value-type="float" office:value="70040" table:style-name="ce3">
            <text:p>70.040</text:p>
          </table:table-cell>
          <table:table-cell office:value-type="float" office:value="82374" table:style-name="ce4">
            <text:p>82.374</text:p>
          </table:table-cell>
          <table:table-cell office:value-type="float" office:value="30392" table:style-name="ce3">
            <text:p>30.392</text:p>
          </table:table-cell>
          <table:table-cell office:value-type="float" office:value="99736" table:style-name="ce3">
            <text:p>99.736</text:p>
          </table:table-cell>
          <table:table-cell office:value-type="float" office:value="89616" table:style-name="ce3">
            <text:p>89.616</text:p>
          </table:table-cell>
          <table:table-cell office:value-type="float" office:value="79966" table:style-name="ce4">
            <text:p>79.966</text:p>
          </table:table-cell>
          <table:table-cell office:value-type="float" office:value="96855" table:style-name="ce4">
            <text:p>96.8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2</text:p>
          </table:table-cell>
          <table:table-cell office:value-type="float" office:value="86184" table:style-name="ce3">
            <text:p>86.184</text:p>
          </table:table-cell>
          <table:table-cell office:value-type="float" office:value="88681" table:style-name="ce3">
            <text:p>88.681</text:p>
          </table:table-cell>
          <table:table-cell office:value-type="float" office:value="89175" table:style-name="ce4">
            <text:p>89.175</text:p>
          </table:table-cell>
          <table:table-cell office:value-type="float" office:value="86184" table:style-name="ce3">
            <text:p>86.184</text:p>
          </table:table-cell>
          <table:table-cell office:value-type="float" office:value="81090" table:style-name="ce3">
            <text:p>81.090</text:p>
          </table:table-cell>
          <table:table-cell office:value-type="float" office:value="83942" table:style-name="ce3">
            <text:p>83.942</text:p>
          </table:table-cell>
          <table:table-cell office:value-type="float" office:value="97934" table:style-name="ce4">
            <text:p>97.934</text:p>
          </table:table-cell>
          <table:table-cell office:value-type="float" office:value="54891" table:style-name="ce4">
            <text:p>54.8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3</text:p>
          </table:table-cell>
          <table:table-cell office:value-type="float" office:value="99419" table:style-name="ce3">
            <text:p>99.419</text:p>
          </table:table-cell>
          <table:table-cell office:value-type="float" office:value="87888" table:style-name="ce3">
            <text:p>87.888</text:p>
          </table:table-cell>
          <table:table-cell office:value-type="float" office:value="70460" table:style-name="ce4">
            <text:p>70.460</text:p>
          </table:table-cell>
          <table:table-cell office:value-type="float" office:value="99419" table:style-name="ce3">
            <text:p>99.419</text:p>
          </table:table-cell>
          <table:table-cell office:value-type="float" office:value="74183" table:style-name="ce3">
            <text:p>74.183</text:p>
          </table:table-cell>
          <table:table-cell office:value-type="float" office:value="65130" table:style-name="ce3">
            <text:p>65.130</text:p>
          </table:table-cell>
          <table:table-cell office:value-type="float" office:value="78143" table:style-name="ce4">
            <text:p>78.143</text:p>
          </table:table-cell>
          <table:table-cell office:value-type="float" office:value="47524" table:style-name="ce4">
            <text:p>47.5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_Convolution</text:p>
          </table:table-cell>
          <table:table-cell office:value-type="float" office:value="64844" table:style-name="ce3">
            <text:p>64.844</text:p>
          </table:table-cell>
          <table:table-cell office:value-type="float" office:value="33904" table:style-name="ce3">
            <text:p>33.904</text:p>
          </table:table-cell>
          <table:table-cell office:value-type="float" office:value="91335" table:style-name="ce4">
            <text:p>91.335</text:p>
          </table:table-cell>
          <table:table-cell office:value-type="float" office:value="64844" table:style-name="ce3">
            <text:p>64.844</text:p>
          </table:table-cell>
          <table:table-cell office:value-type="float" office:value="66071" table:style-name="ce3">
            <text:p>66.071</text:p>
          </table:table-cell>
          <table:table-cell office:value-type="float" office:value="90472" table:style-name="ce3">
            <text:p>90.472</text:p>
          </table:table-cell>
          <table:table-cell office:value-type="float" office:value="93401" table:style-name="ce4">
            <text:p>93.401</text:p>
          </table:table-cell>
          <table:table-cell office:value-type="float" office:value="75367" table:style-name="ce4">
            <text:p>75.3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_Convolution_kernel_1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office:value-type="string" table:style-name="ce2">
            <text:p>outli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MM</text:p>
          </table:table-cell>
          <table:table-cell office:value-type="float" office:value="37861" table:style-name="ce3">
            <text:p>37.861</text:p>
          </table:table-cell>
          <table:table-cell office:value-type="float" office:value="62248" table:style-name="ce3">
            <text:p>62.248</text:p>
          </table:table-cell>
          <table:table-cell office:value-type="float" office:value="49812" table:style-name="ce4">
            <text:p>49.812</text:p>
          </table:table-cell>
          <table:table-cell office:value-type="float" office:value="37861" table:style-name="ce3">
            <text:p>37.861</text:p>
          </table:table-cell>
          <table:table-cell office:value-type="float" office:value="58758" table:style-name="ce3">
            <text:p>58.758</text:p>
          </table:table-cell>
          <table:table-cell office:value-type="float" office:value="44280" table:style-name="ce3">
            <text:p>44.280</text:p>
          </table:table-cell>
          <table:table-cell office:value-type="float" office:value="56942" table:style-name="ce4">
            <text:p>56.942</text:p>
          </table:table-cell>
          <table:table-cell office:value-type="float" office:value="45174" table:style-name="ce4">
            <text:p>45.1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SUMMV</text:p>
          </table:table-cell>
          <table:table-cell office:value-type="float" office:value="-160417" table:style-name="ce3">
            <text:p>-160.417</text:p>
          </table:table-cell>
          <table:table-cell office:value-type="float" office:value="31575" table:style-name="ce3">
            <text:p>31.575</text:p>
          </table:table-cell>
          <table:table-cell office:value-type="float" office:value="95950" table:style-name="ce4">
            <text:p>95.950</text:p>
          </table:table-cell>
          <table:table-cell office:value-type="float" office:value="-160417" table:style-name="ce3">
            <text:p>-160.417</text:p>
          </table:table-cell>
          <table:table-cell office:value-type="float" office:value="-6054" table:style-name="ce3">
            <text:p>-6.054</text:p>
          </table:table-cell>
          <table:table-cell office:value-type="float" office:value="24073" table:style-name="ce3">
            <text:p>24.073</text:p>
          </table:table-cell>
          <table:table-cell office:value-type="float" office:value="-172819" table:style-name="ce4">
            <text:p>-172.819</text:p>
          </table:table-cell>
          <table:table-cell office:value-type="float" office:value="-11090" table:style-name="ce4">
            <text:p>-11.0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1</text:p>
          </table:table-cell>
          <table:table-cell office:value-type="float" office:value="-211905" table:style-name="ce3">
            <text:p>-211.905</text:p>
          </table:table-cell>
          <table:table-cell office:value-type="float" office:value="77782" table:style-name="ce3">
            <text:p>77.782</text:p>
          </table:table-cell>
          <table:table-cell office:value-type="float" office:value="94705" table:style-name="ce4">
            <text:p>94.705</text:p>
          </table:table-cell>
          <table:table-cell office:value-type="float" office:value="-211905" table:style-name="ce3">
            <text:p>-211.905</text:p>
          </table:table-cell>
          <table:table-cell office:value-type="float" office:value="59771" table:style-name="ce3">
            <text:p>59.771</text:p>
          </table:table-cell>
          <table:table-cell office:value-type="float" office:value="61276" table:style-name="ce3">
            <text:p>61.276</text:p>
          </table:table-cell>
          <table:table-cell office:value-type="float" office:value="-276141" table:style-name="ce4">
            <text:p>-276.141</text:p>
          </table:table-cell>
          <table:table-cell office:value-type="float" office:value="90578" table:style-name="ce4">
            <text:p>90.5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2</text:p>
          </table:table-cell>
          <table:table-cell office:value-type="float" office:value="-160417" table:style-name="ce3">
            <text:p>-160.417</text:p>
          </table:table-cell>
          <table:table-cell office:value-type="float" office:value="34353" table:style-name="ce3">
            <text:p>34.353</text:p>
          </table:table-cell>
          <table:table-cell office:value-type="float" office:value="45418" table:style-name="ce4">
            <text:p>45.418</text:p>
          </table:table-cell>
          <table:table-cell office:value-type="float" office:value="-160417" table:style-name="ce3">
            <text:p>-160.417</text:p>
          </table:table-cell>
          <table:table-cell office:value-type="float" office:value="50294" table:style-name="ce3">
            <text:p>50.294</text:p>
          </table:table-cell>
          <table:table-cell office:value-type="float" office:value="50777" table:style-name="ce3">
            <text:p>50.777</text:p>
          </table:table-cell>
          <table:table-cell office:value-type="float" office:value="48740" table:style-name="ce4">
            <text:p>48.740</text:p>
          </table:table-cell>
          <table:table-cell office:value-type="float" office:value="82048" table:style-name="ce4">
            <text:p>82.048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6" table:style-name="ce3"/>
          <table:table-cell office:value-type="float" office:value="406020" table:formula="of:=SUM([.H2:.H25])" table:style-name="ce3">
            <text:p>406.020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Average_Accuracy</text:p>
          </table:table-cell>
          <table:table-cell office:value-type="float" office:value="-120965" table:style-name="ce3">
            <text:p>-120.965</text:p>
          </table:table-cell>
          <table:table-cell office:value-type="float" office:value="44182" table:style-name="ce3">
            <text:p>44.182</text:p>
          </table:table-cell>
          <table:table-cell office:value-type="float" office:value="50861" table:style-name="ce4">
            <text:p>50.861</text:p>
          </table:table-cell>
          <table:table-cell office:value-type="float" office:value="-120965" table:style-name="ce3">
            <text:p>-120.965</text:p>
          </table:table-cell>
          <table:table-cell office:value-type="float" office:value="50733" table:style-name="ce3">
            <text:p>50.733</text:p>
          </table:table-cell>
          <table:table-cell office:value-type="float" office:value="52231" table:style-name="ce3">
            <text:p>52.231</text:p>
          </table:table-cell>
          <table:table-cell office:value-type="float" office:value="19334" table:style-name="ce3">
            <text:p>19.334</text:p>
          </table:table-cell>
          <table:table-cell office:value-type="float" office:value="47227" table:style-name="ce3">
            <text:p>47.227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Masked" table:style-name="ta2">
        <table:table-column table:style-name="co1" table:default-cell-style-name="ce1"/>
        <table:table-column table:style-name="co10" table:number-columns-repeated="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Crash" table:style-name="ta2">
        <table:table-column table:style-name="co10" table:number-columns-repeated="9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SDC_class" table:style-name="ta2"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HP</meta:initial-creator>
    <dc:creator>HP</dc:creator>
    <meta:creation-date>2021-03-17T17:22:49Z</meta:creation-date>
    <dc:date>2021-03-21T22:48:09Z</dc:date>
    <meta:editing-cycles>8</meta:editing-cycles>
    <meta:editing-duration>PT880S</meta:editing-duration>
  </office:meta>
</office:document-meta>
</file>